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27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22" calcext:value-type="float">
            <text:p>0.22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3 kWh</text:p>
          </table:table-cell>
          <table:table-cell office:value-type="float" office:value="752.74" calcext:value-type="float">
            <text:p>752.74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4.4" calcext:value-type="float">
            <text:p>4.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97.58" calcext:value-type="float">
            <text:p>-397.58</text:p>
          </table:table-cell>
          <table:table-cell office:value-type="string" calcext:value-type="string">
            <text:p>T-0</text:p>
          </table:table-cell>
          <table:table-cell office:value-type="float" office:value="444.25" calcext:value-type="float">
            <text:p>444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2 kWh</text:p>
          </table:table-cell>
          <table:table-cell office:value-type="float" office:value="819.47" calcext:value-type="float">
            <text:p>819.47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4.71" calcext:value-type="float">
            <text:p>4.7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32.82" calcext:value-type="float">
            <text:p>-432.82</text:p>
          </table:table-cell>
          <table:table-cell office:value-type="string" calcext:value-type="string">
            <text:p>T-0</text:p>
          </table:table-cell>
          <table:table-cell office:value-type="float" office:value="475.51" calcext:value-type="float">
            <text:p>475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91" calcext:value-type="float">
            <text:p>0.91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7 kWh</text:p>
          </table:table-cell>
          <table:table-cell office:value-type="float" office:value="854.48" calcext:value-type="float">
            <text:p>854.48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4.87" calcext:value-type="float">
            <text:p>4.8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1.33" calcext:value-type="float">
            <text:p>-451.33</text:p>
          </table:table-cell>
          <table:table-cell office:value-type="string" calcext:value-type="string">
            <text:p>T-0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6 kWh</text:p>
          </table:table-cell>
          <table:table-cell office:value-type="float" office:value="843.03" calcext:value-type="float">
            <text:p>843.03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4.81" calcext:value-type="float">
            <text:p>4.8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45.27" calcext:value-type="float">
            <text:p>-445.27</text:p>
          </table:table-cell>
          <table:table-cell office:value-type="string" calcext:value-type="string">
            <text:p>T-0</text:p>
          </table:table-cell>
          <table:table-cell office:value-type="float" office:value="486.03" calcext:value-type="float">
            <text:p>486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67" calcext:value-type="float">
            <text:p>0.67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0 kWh</text:p>
          </table:table-cell>
          <table:table-cell office:value-type="float" office:value="717.85" calcext:value-type="float">
            <text:p>717.85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4.22" calcext:value-type="float">
            <text:p>4.22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79.15" calcext:value-type="float">
            <text:p>-379.15</text:p>
          </table:table-cell>
          <table:table-cell office:value-type="string" calcext:value-type="string">
            <text:p>T-0</text:p>
          </table:table-cell>
          <table:table-cell office:value-type="float" office:value="426.72" calcext:value-type="float">
            <text:p>426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49" calcext:value-type="float">
            <text:p>0.4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6 kWh</text:p>
          </table:table-cell>
          <table:table-cell office:value-type="float" office:value="836.03" calcext:value-type="float">
            <text:p>836.03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4.77" calcext:value-type="float">
            <text:p>4.77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41.57" calcext:value-type="float">
            <text:p>-441.57</text:p>
          </table:table-cell>
          <table:table-cell office:value-type="string" calcext:value-type="string">
            <text:p>T-0</text:p>
          </table:table-cell>
          <table:table-cell office:value-type="float" office:value="482.51" calcext:value-type="float">
            <text:p>482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72" calcext:value-type="float">
            <text:p>0.72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11 kWh</text:p>
          </table:table-cell>
          <table:table-cell office:value-type="float" office:value="568.42" calcext:value-type="float">
            <text:p>568.42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3.51" calcext:value-type="float">
            <text:p>3.5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00.23" calcext:value-type="float">
            <text:p>-300.23</text:p>
          </table:table-cell>
          <table:table-cell office:value-type="string" calcext:value-type="string">
            <text:p>T-0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75" calcext:value-type="float">
            <text:p>1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1 kWh</text:p>
          </table:table-cell>
          <table:table-cell office:value-type="float" office:value="641.31" calcext:value-type="float">
            <text:p>641.31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3.85" calcext:value-type="float">
            <text:p>3.85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38.71" calcext:value-type="float">
            <text:p>-338.71</text:p>
          </table:table-cell>
          <table:table-cell office:value-type="string" calcext:value-type="string">
            <text:p>T-0</text:p>
          </table:table-cell>
          <table:table-cell office:value-type="float" office:value="390.31" calcext:value-type="float">
            <text:p>39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.79" calcext:value-type="float">
            <text:p>1.79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1 kWh</text:p>
          </table:table-cell>
          <table:table-cell office:value-type="float" office:value="703.24" calcext:value-type="float">
            <text:p>703.24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4.14" calcext:value-type="float">
            <text:p>4.1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70.95" calcext:value-type="float">
            <text:p>-370.95</text:p>
          </table:table-cell>
          <table:table-cell office:value-type="string" calcext:value-type="string">
            <text:p>T-0</text:p>
          </table:table-cell>
          <table:table-cell office:value-type="float" office:value="419.99" calcext:value-type="float">
            <text:p>419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29" calcext:value-type="float">
            <text:p>0.29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50 kWh</text:p>
          </table:table-cell>
          <table:table-cell office:value-type="float" office:value="833.99" calcext:value-type="float">
            <text:p>833.99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39.67" calcext:value-type="float">
            <text:p>-439.67</text:p>
          </table:table-cell>
          <table:table-cell office:value-type="string" calcext:value-type="string">
            <text:p>T-0</text:p>
          </table:table-cell>
          <table:table-cell office:value-type="float" office:value="480.82" calcext:value-type="float">
            <text:p>48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11" calcext:value-type="float">
            <text:p>0.11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01 kWh</text:p>
          </table:table-cell>
          <table:table-cell office:value-type="float" office:value="474.33" calcext:value-type="float">
            <text:p>474.33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3.05" calcext:value-type="float">
            <text:p>3.0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250.05" calcext:value-type="float">
            <text:p>-250.05</text:p>
          </table:table-cell>
          <table:table-cell office:value-type="string" calcext:value-type="string">
            <text:p>T-0</text:p>
          </table:table-cell>
          <table:table-cell office:value-type="float" office:value="308.55" calcext:value-type="float">
            <text:p>308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0.35" calcext:value-type="float">
            <text:p>0.35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91 kWh</text:p>
          </table:table-cell>
          <table:table-cell office:value-type="float" office:value="415.98" calcext:value-type="float">
            <text:p>415.98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2.33" calcext:value-type="float">
            <text:p>2.33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219.29" calcext:value-type="float">
            <text:p>-219.29</text:p>
          </table:table-cell>
          <table:table-cell office:value-type="string" calcext:value-type="string">
            <text:p>T-0</text:p>
          </table:table-cell>
          <table:table-cell office:value-type="float" office:value="235.82" calcext:value-type="float">
            <text:p>235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18:49.159000000</meta:creation-date>
    <dc:date>2018-03-26T07:31:57.727000000</dc:date>
    <meta:editing-duration>PT39S</meta:editing-duration>
    <meta:editing-cycles>1</meta:editing-cycles>
    <meta:document-statistic meta:table-count="1" meta:cell-count="179" meta:object-count="0"/>
    <meta:generator>LibreOffice/5.3.4.2$Windows_x86 LibreOffice_project/f82d347ccc0be322489bf7da61d7e4ad13fe2ff3</meta:generator>
  </office:meta>
</office:document-meta>
</file>